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d179" officeooo:paragraph-rsid="000ed179"/>
    </style:style>
    <style:style style:name="P2" style:family="paragraph" style:parent-style-name="Standard">
      <style:text-properties officeooo:rsid="00100a51" officeooo:paragraph-rsid="00100a51"/>
    </style:style>
    <style:style style:name="T1" style:family="text">
      <style:text-properties officeooo:rsid="00100a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nthèse bibliographique de TAL :</text:p>
      <text:p text:style-name="P1"/>
      <text:p text:style-name="P1">INTRODUCTION :  Situer le sujet</text:p>
      <text:p text:style-name="P1"/>
      <text:p text:style-name="P1">* Qu'est ce l'analyse discursive ? Pourquoi? (utilité, applications, et pourquoi l'analyse discursive plus qu'un autre modèle pour ces applications (ex : parfois l'on a besoin d'une analyse plus fine)?)</text:p>
      <text:p text:style-name="P1"/>
      <text:p text:style-name="P1">* Expliquer cela en définissant par la même occasion les termes spécifiques au TAL ou à l'analyse discursive (ex : EDU, etc.)</text:p>
      <text:p text:style-name="P1"/>
      <text:p text:style-name="P1">* Présenter rapidement l'historique et les articles fondateurs, et puis ceux que nous avons lus.</text:p>
      <text:p text:style-name="P1"/>
      <text:p text:style-name="P1">CORPS : Axes de recherche</text:p>
      <text:p text:style-name="P1"/>
      <text:p text:style-name="P1">I - DONNEES / <text:span text:style-name="T1">Structure du probleme posé</text:span>:</text:p>
      <text:p text:style-name="P1">* Parler des données étiquetées à la main en anglais. Structure des données (arbres binaire?, ou relations entre EDUs),</text:p>
      <text:p text:style-name="P1"/>
      <text:p text:style-name="P1">* Parler des données étiquetés en Français. Parler du manque de donneés étiquetés. Parler de certaines méthodes présentées par BRAU pour combler ce manque de données (données générées automatquement, à partir de relations entre EDU explicites)</text:p>
      <text:p text:style-name="P1"/>
      <text:p text:style-name="P2">I -BIS : DIFFÉRENTES MANIÈRES D'ABORDER LE PROBLÈME</text:p>
      <text:p text:style-name="P1"/>
      <text:p text:style-name="P1">*<text:span text:style-name="T1">parler des différentes structures que les articles se sont imposés : arbre binaire ? Porbleme de classification ? Cela fera office de transition pour parler des modèles utilisées pour répondre aux différentes problématiques posées. </text:span></text:p>
      <text:p text:style-name="P1"/>
      <text:p text:style-name="P1">II - MODELES (APPRENTISSAGE):</text:p>
      <text:p text:style-name="P1"/>
      <text:p text:style-name="P1">* introduire les différentes problématiques posées autour de l'analyse discursive : comment l'arbre est-<text:span text:style-name="T1">il structuré</text:span> ? (La structure de l'arbre est-elle générée en meme temps que <text:span text:style-name="T1">la classification des relations, pour le modèle en questions?) → ceci est une introduction rapide aux différents modèles étudiés.</text:span></text:p>
      <text:p text:style-name="P1"/>
      <text:p text:style-name="P2">* Parler de nos modèles respectifs : DPLP (méthode de Shift Reduce), RNN, avec le Maximum Spanning Tree, ou encore avec la classification des Edus à l'aide d'un modèle de régression logistique multiclasse, etc...)</text:p>
      <text:p text:style-name="P1"><text:tab/></text:p>
      <text:p text:style-name="P1">III – RESULTATS :</text:p>
      <text:p text:style-name="P1"><text:tab/></text:p>
      <text:p text:style-name="P1"/>
      <text:p text:style-name="P1">CONCLUSION :<text:tab/></text:p>
      <text:p text:style-name="P1">*Expliquer/rappeler <text:s/>les difficultés de l'analyse discursive (corpus adapté, difficile a construire, même pour les humains (citer l'article publié sur le corpus TREEBANK disponible sur le git, avec les erreurs humaines faites)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9:05:09.036012275</meta:creation-date>
    <dc:date>2016-02-20T19:43:45.529711301</dc:date>
    <meta:editing-duration>PT1M55S</meta:editing-duration>
    <meta:editing-cycles>1</meta:editing-cycles>
    <meta:document-statistic meta:table-count="0" meta:image-count="0" meta:object-count="0" meta:page-count="1" meta:paragraph-count="19" meta:word-count="306" meta:character-count="2008" meta:non-whitespace-character-count="1712"/>
    <meta:generator>LibreOffice/4.2.8.2$Linux_X86_64 LibreOffice_project/420m0$Build-2</meta:generator>
  </office:meta>
</office:document-meta>
</file>